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66650AC53197323.png" manifest:media-type="image/png"/>
  <manifest:file-entry manifest:full-path="Pictures/10000000000007800000043860570084B333C2FA.png" manifest:media-type="image/png"/>
  <manifest:file-entry manifest:full-path="Pictures/100000000000078000000438F313B787EFD978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351" officeooo:paragraph-rsid="000a8351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a0a86" officeooo:paragraph-rsid="000a0a86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a8351" officeooo:paragraph-rsid="000a8351" style:font-size-asian="20pt" style:font-size-complex="20pt"/>
    </style:style>
    <style:style style:name="T1" style:family="text">
      <style:text-properties officeooo:rsid="000a0a86"/>
    </style:style>
    <style:style style:name="T2" style:family="text">
      <style:text-properties officeooo:rsid="000c15e4"/>
    </style:style>
    <style:style style:name="T3" style:family="text">
      <style:text-properties style:text-underline-style="solid" style:text-underline-width="auto" style:text-underline-color="font-color" officeooo:rsid="000c1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2.86cm, 11.441cm, 5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8.59cm, 33.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0.32cm, 14.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JAVASCRIPT:</text:p>
      <text:p text:style-name="P2"/>
      <text:p text:style-name="P2"/>
      <text:p text:style-name="Standard"/>
      <text:p text:style-name="Standard"/>
      <text:p text:style-name="Standard">-<text:span text:style-name="T1">CODIGO: </text:span><text:span text:style-name="T2">Linea 13</text:span><text:span text:style-name="T3">.</text:span></text:p>
      <text:p text:style-name="Standard"/>
      <text:p text:style-name="Standard"/>
      <text:p text:style-name="Standard"><draw:frame draw:style-name="fr3" draw:name="Imagen1" text:anchor-type="char" svg:x="-1.012cm" svg:y="-0.265cm" svg:width="18.38cm" svg:height="8.613cm" draw:z-index="0"><draw:image xlink:href="Pictures/100000000000078000000438F313B787EFD9786B.png" xlink:type="simple" xlink:show="embed" xlink:actuate="onLoad" loext:mime-type="image/png"/></draw:frame>-<text:span text:style-name="T1">RESULTADO:</text:span></text:p>
      <text:p text:style-name="Standard"/>
      <text:p text:style-name="Standard"><draw:frame draw:style-name="fr2" draw:name="Imagen2" text:anchor-type="char" svg:x="-0.016cm" svg:y="1.293cm" svg:width="16.124cm" svg:height="8.924cm" draw:z-index="1"><draw:image xlink:href="Pictures/10000000000007800000043860570084B333C2FA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YTHON:</text:p>
      <text:p text:style-name="P1"/>
      <text:p text:style-name="P1"><draw:frame draw:style-name="fr1" draw:name="Imagen3" text:anchor-type="char" svg:x="0.707cm" svg:y="1.743cm" svg:width="16.572cm" svg:height="12.416cm" draw:z-index="2"><draw:image xlink:href="Pictures/100000000000078000000438366650AC53197323.png" xlink:type="simple" xlink:show="embed" xlink:actuate="onLoad" loext:mime-type="image/png"/></draw:frame>-<text:span text:style-name="T2">CODIGO Y EJECUCION</text:span><text:span text:style-name="T3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4:39:53.278855802</meta:creation-date>
    <dc:date>2022-10-18T15:03:34.291281973</dc:date>
    <meta:editing-duration>PT3M30S</meta:editing-duration>
    <meta:editing-cycles>1</meta:editing-cycles>
    <meta:document-statistic meta:table-count="0" meta:image-count="3" meta:object-count="0" meta:page-count="2" meta:paragraph-count="5" meta:word-count="9" meta:character-count="67" meta:non-whitespace-character-count="63"/>
    <meta:generator>LibreOffice/6.4.7.2$Linux_X86_64 LibreOffice_project/40$Build-2</meta:generator>
  </office:meta>
</office:document-meta>
</file>